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0000"/>
    </style:style>
    <style:style style:name="dp3" style:family="drawing-page">
      <style:drawing-page-properties draw:fill="solid" draw:fill-color="#008400"/>
    </style:style>
    <style:style style:name="dp4" style:family="drawing-page">
      <style:drawing-page-properties draw:fill="solid" draw:fill-color="#0000ff"/>
    </style:style>
    <style:style style:name="dp5" style:family="drawing-page">
      <style:drawing-page-properties draw:fill="solid" draw:fill-color="#ffff00"/>
    </style:style>
    <style:style style:name="dp6" style:family="drawing-page">
      <style:drawing-page-properties draw:fill="solid" draw:fill-color="#e300e3"/>
    </style:style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4cm" svg:height="3.429cm" svg:x="1.691cm" svg:y="2.879cm">
          <draw:text-box>
            <text:p>Single colour images</text:p>
          </draw:text-box>
        </draw:frame>
      </draw:page>
      <draw:page draw:name="page2" draw:style-name="dp2" draw:master-page-name="Default"/>
      <draw:page draw:name="page3" draw:style-name="dp3" draw:master-page-name="Default"/>
      <draw:page draw:name="page4" draw:style-name="dp4" draw:master-page-name="Default"/>
      <draw:page draw:name="page5" draw:style-name="dp5" draw:master-page-name="Default"/>
      <draw:page draw:name="page6" draw:style-name="dp6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7T11:39:19.900000000</meta:creation-date>
    <dc:date>2022-10-07T11:41:25.135000000</dc:date>
    <meta:editing-duration>PT2M5S</meta:editing-duration>
    <meta:editing-cycles>1</meta:editing-cycles>
    <meta:document-statistic meta:object-count="1"/>
    <meta:generator>LibreOffice/6.0.5.2$Windows_X86_64 LibreOffice_project/54c8cbb85f300ac59db32fe8a675ff7683cd5a16</meta:generator>
  </office:meta>
</office:document-meta>
</file>